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868in" fo:margin-left="-0.0694in" fo:margin-top="0in" fo:margin-bottom="0in" fo:break-before="auto" fo:break-after="auto" table:align="left"/>
    </style:style>
    <style:style style:name="Table1.A" style:family="table-column">
      <style:table-column-properties style:column-width="6.68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="0.0694in" fo:border="none">
        <style:background-image/>
      </style:table-cell-properties>
    </style:style>
    <style:style style:name="Table2" style:family="table">
      <style:table-properties style:width="6.6868in" fo:margin-left="-0.0694in" fo:margin-top="0in" fo:margin-bottom="0in" fo:break-before="auto" fo:break-after="auto" table:align="left"/>
    </style:style>
    <style:style style:name="Table2.A" style:family="table-column">
      <style:table-column-properties style:column-width="6.686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="0.0694in" fo:border="none">
        <style:background-image/>
      </style:table-cell-properties>
    </style:style>
    <style:style style:name="Table3" style:family="table">
      <style:table-properties style:width="6.6868in" fo:margin-left="-0.0694in" fo:margin-top="0in" fo:margin-bottom="0in" fo:break-before="auto" fo:break-after="auto" table:align="left"/>
    </style:style>
    <style:style style:name="Table3.A" style:family="table-column">
      <style:table-column-properties style:column-width="6.686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="0.0694in" fo:border="none">
        <style:background-image/>
      </style:table-cell-properties>
    </style:style>
    <style:style style:name="Table4" style:family="table">
      <style:table-properties style:width="6.6868in" fo:margin-left="-0.0694in" fo:margin-top="0in" fo:margin-bottom="0in" fo:break-before="auto" fo:break-after="auto" table:align="left"/>
    </style:style>
    <style:style style:name="Table4.A" style:family="table-column">
      <style:table-column-properties style:column-width="6.686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="0.0694in" fo:border="none">
        <style:background-image/>
      </style:table-cell-properties>
    </style:style>
    <style:style style:name="Table5" style:family="table">
      <style:table-properties style:width="6.6771in" fo:margin-left="-0.0799in" fo:margin-top="0in" fo:margin-bottom="0in" fo:break-before="auto" fo:break-after="auto" table:align="left"/>
    </style:style>
    <style:style style:name="Table5.A" style:family="table-column">
      <style:table-column-properties style:column-width="1.8431in"/>
    </style:style>
    <style:style style:name="Table5.B" style:family="table-column">
      <style:table-column-properties style:column-width="4.833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-left="0.075in" fo:padding-right="0.075in" fo:padding-top="0in" fo:padding-bottom="0in" fo:border-left="none" fo:border-right="0.5pt solid #d9d9d9" fo:border-top="0.5pt solid #d9d9d9" fo:border-bottom="none">
        <style:background-image/>
      </style:table-cell-properties>
    </style:style>
    <style:style style:name="Table5.B1" style:family="table-cell">
      <style:table-cell-properties fo:background-color="#cccccc" fo:padding-left="0.075in" fo:padding-right="0.075in" fo:padding-top="0in" fo:padding-bottom="0in" fo:border-left="0.5pt solid #d9d9d9" fo:border-right="none" fo:border-top="0.5pt solid #d9d9d9" fo:border-bottom="none">
        <style:background-image/>
      </style:table-cell-properties>
    </style:style>
    <style:style style:name="Table5.A2" style:family="table-cell">
      <style:table-cell-properties fo:background-color="#efefef" fo:padding-left="0.075in" fo:padding-right="0.075in" fo:padding-top="0in" fo:padding-bottom="0in" fo:border-left="none" fo:border-right="0.5pt solid #d9d9d9" fo:border-top="0.5pt solid #d9d9d9" fo:border-bottom="none">
        <style:background-image/>
      </style:table-cell-properties>
    </style:style>
    <style:style style:name="Table5.B2" style:family="table-cell">
      <style:table-cell-properties fo:background-color="#efefef" fo:padding-left="0.075in" fo:padding-right="0.075in" fo:padding-top="0in" fo:padding-bottom="0in" fo:border-left="0.5pt solid #d9d9d9" fo:border-right="none" fo:border-top="0.5pt solid #d9d9d9" fo:border-bottom="none">
        <style:background-image/>
      </style:table-cell-properties>
    </style:style>
    <style:style style:name="Table5.A3" style:family="table-cell">
      <style:table-cell-properties fo:padding="0.0694in" fo:border="none"/>
    </style:style>
    <style:style style:name="Table5.B3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5.A6" style:family="table-cell">
      <style:table-cell-properties fo:padding="0.0694in" fo:border="none"/>
    </style:style>
    <style:style style:name="Table5.B6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5.A9" style:family="table-cell">
      <style:table-cell-properties fo:padding="0.0694in" fo:border="none"/>
    </style:style>
    <style:style style:name="Table5.B9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5.A12" style:family="table-cell">
      <style:table-cell-properties fo:padding="0.0694in" fo:border="none"/>
    </style:style>
    <style:style style:name="Table5.B12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5.A14" style:family="table-cell">
      <style:table-cell-properties fo:padding="0.0694in" fo:border="none"/>
    </style:style>
    <style:style style:name="Table5.B14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5.B15" style:family="table-cell">
      <style:table-cell-properties fo:background-color="#f2f2f2" fo:padding-left="0.075in" fo:padding-right="0.075in" fo:padding-top="0in" fo:padding-bottom="0in" fo:border-left="0.5pt solid #d9d9d9" fo:border-right="none" fo:border-top="none" fo:border-bottom="none">
        <style:background-image/>
      </style:table-cell-properties>
    </style:style>
    <style:style style:name="Table5.A16" style:family="table-cell">
      <style:table-cell-properties fo:padding-left="0.075in" fo:padding-right="0.075in" fo:padding-top="0in" fo:padding-bottom="0in" fo:border-left="none" fo:border-right="0.5pt solid #d9d9d9" fo:border-top="none" fo:border-bottom="none"/>
    </style:style>
    <style:style style:name="Table5.B16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5.A18" style:family="table-cell">
      <style:table-cell-properties fo:padding-left="0.075in" fo:padding-right="0.075in" fo:padding-top="0in" fo:padding-bottom="0in" fo:border-left="none" fo:border-right="0.5pt solid #d9d9d9" fo:border-top="none" fo:border-bottom="none"/>
    </style:style>
    <style:style style:name="Table5.B18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5.A21" style:family="table-cell">
      <style:table-cell-properties fo:padding-left="0.075in" fo:padding-right="0.075in" fo:padding-top="0in" fo:padding-bottom="0in" fo:border-left="none" fo:border-right="0.5pt solid #d9d9d9" fo:border-top="none" fo:border-bottom="none"/>
    </style:style>
    <style:style style:name="Table5.B21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5.A23" style:family="table-cell">
      <style:table-cell-properties fo:padding-left="0.075in" fo:padding-right="0.075in" fo:padding-top="0in" fo:padding-bottom="0in" fo:border-left="none" fo:border-right="0.5pt solid #d9d9d9" fo:border-top="none" fo:border-bottom="0.5pt solid #f2f2f2"/>
    </style:style>
    <style:style style:name="Table5.B23" style:family="table-cell">
      <style:table-cell-properties fo:padding-left="0.075in" fo:padding-right="0.075in" fo:padding-top="0in" fo:padding-bottom="0in" fo:border-left="0.5pt solid #d9d9d9" fo:border-right="none" fo:border-top="none" fo:border-bottom="1pt solid #f2f2f2"/>
    </style:style>
    <style:style style:name="Table6" style:family="table">
      <style:table-properties style:width="6.6868in" fo:margin-left="-0.0694in" fo:margin-top="0in" fo:margin-bottom="0in" fo:break-before="auto" fo:break-after="auto" table:align="left"/>
    </style:style>
    <style:style style:name="Table6.A" style:family="table-column">
      <style:table-column-properties style:column-width="6.6868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d9d9" fo:padding="0.0694in" fo:border="non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background-color="#ffffff"/>
    </style:style>
    <style:style style:name="P2" style:family="paragraph" style:parent-style-name="Standard">
      <style:paragraph-properties fo:orphans="0" fo:widows="0"/>
      <style:text-properties fo:font-weight="bold" style:font-weight-asian="bold" fo:background-color="#ffffff"/>
    </style:style>
    <style:style style:name="P3" style:family="paragraph" style:parent-style-name="Standard">
      <style:paragraph-properties fo:line-height="100%" fo:orphans="0" fo:widows="0"/>
      <style:text-properties fo:font-weight="bold" style:font-weight-asian="bold" fo:background-color="#ffffff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paragraph-properties fo:break-before="auto" fo:break-after="auto"/>
    </style:style>
    <style:style style:name="P9" style:family="paragraph" style:parent-style-name="Standard">
      <style:paragraph-properties fo:break-before="auto" fo:break-after="auto"/>
      <style:text-properties fo:font-weight="bold" style:font-weight-asian="bold" fo:background-color="#ffffff"/>
    </style:style>
    <style:style style:name="P10" style:family="paragraph" style:parent-style-name="Standard">
      <style:paragraph-properties fo:break-before="auto" fo:break-after="auto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justify" style:justify-single-word="false" fo:break-before="auto" fo:break-after="auto"/>
    </style:style>
    <style:style style:name="P12" style:family="paragraph" style:parent-style-name="Standard">
      <style:paragraph-properties fo:margin-left="0in" fo:margin-right="0in" fo:text-indent="0.5in" style:auto-text-indent="false" fo:break-before="auto" fo:break-after="auto"/>
    </style:style>
    <style:style style:name="P13" style:family="paragraph" style:parent-style-name="Standard">
      <style:paragraph-properties fo:margin-left="0in" fo:margin-right="0in" fo:text-indent="0.5in" style:auto-text-indent="false" fo:break-before="auto" fo:break-after="auto"/>
      <style:text-properties fo:background-color="#ffffff"/>
    </style:style>
    <style:style style:name="P14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5" style:family="paragraph" style:parent-style-name="Standard">
      <style:paragraph-properties fo:margin-left="0in" fo:margin-right="0in" fo:text-indent="0in" style:auto-text-indent="false" fo:break-before="auto" fo:break-after="auto"/>
      <style:text-properties fo:background-color="#ffffff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 fo:break-before="auto" fo:break-after="auto"/>
    </style:style>
    <style:style style:name="P17" style:family="paragraph" style:parent-style-name="Standard">
      <style:paragraph-properties fo:margin-left="0in" fo:margin-right="0in" fo:margin-top="0.0835in" fo:margin-bottom="0.1665in" loext:contextual-spacing="false" fo:line-height="100%" fo:text-indent="0in" style:auto-text-indent="false"/>
    </style:style>
    <style:style style:name="P18" style:family="paragraph" style:parent-style-name="Standard">
      <style:paragraph-properties fo:margin-left="0in" fo:margin-right="0in" fo:margin-top="0.0835in" fo:margin-bottom="0.1665in" loext:contextual-spacing="false" fo:line-height="100%" fo:text-align="start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background-color="#ffffff"/>
    </style:style>
    <style:style style:name="P20" style:family="paragraph" style:parent-style-name="Standard">
      <style:paragraph-properties fo:margin-left="0in" fo:margin-right="0in" fo:orphans="0" fo:widows="0" fo:text-indent="0in" style:auto-text-indent="false"/>
      <style:text-properties fo:background-color="#ffffff"/>
    </style:style>
    <style:style style:name="P21" style:family="paragraph" style:parent-style-name="Standard">
      <style:paragraph-properties fo:margin-left="0in" fo:margin-right="0in" fo:line-height="100%" fo:orphans="0" fo:widows="0" fo:text-indent="0in" style:auto-text-indent="false"/>
      <style:text-properties fo:background-color="#ffffff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weight="bold" style:font-weight-asian="bold" fo:background-color="#ffffff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4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25" style:family="paragraph" style:parent-style-name="Standard" style:list-style-name="WWNum8">
      <style:paragraph-properties fo:margin-left="0.5in" fo:margin-right="0in" fo:text-align="justify" style:justify-single-word="false" fo:text-indent="-0.25in" style:auto-text-indent="false" fo:break-before="auto" fo:break-after="auto"/>
    </style:style>
    <style:style style:name="P26" style:family="paragraph" style:parent-style-name="Standard" style:list-style-name="WWNum6">
      <style:paragraph-properties fo:margin-left="0.5in" fo:margin-right="0in" fo:orphans="0" fo:widows="0" fo:text-indent="-0.25in" style:auto-text-indent="false" fo:break-before="auto" fo:break-after="auto"/>
    </style:style>
    <style:style style:name="P2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8" style:family="paragraph" style:parent-style-name="Standard">
      <style:paragraph-properties fo:margin-top="0.0835in" fo:margin-bottom="0.1665in" loext:contextual-spacing="false" fo:line-height="100%"/>
    </style:style>
    <style:style style:name="P29" style:family="paragraph" style:parent-style-name="Standard">
      <style:paragraph-properties fo:margin-top="0.0835in" fo:margin-bottom="0.1665in" loext:contextual-spacing="false" fo:line-height="100%" fo:text-align="start" style:justify-single-word="false"/>
    </style:style>
    <style:style style:name="P30" style:family="paragraph" style:parent-style-name="Standard" style:list-style-name="WWNum3">
      <style:paragraph-properties fo:margin-left="0.2602in" fo:margin-right="0in" fo:text-indent="-0.25in" style:auto-text-indent="false"/>
    </style:style>
    <style:style style:name="P31" style:family="paragraph" style:parent-style-name="Standard" style:list-style-name="WWNum2">
      <style:paragraph-properties fo:margin-left="0.2602in" fo:margin-right="0in" fo:line-height="100%" fo:orphans="0" fo:widows="0" fo:text-indent="-0.25in" style:auto-text-indent="false"/>
    </style:style>
    <style:style style:name="P32" style:family="paragraph" style:parent-style-name="Standard" style:list-style-name="WWNum11">
      <style:paragraph-properties fo:margin-left="0.2602in" fo:margin-right="0in" fo:line-height="100%" fo:orphans="0" fo:widows="0" fo:text-indent="-0.25in" style:auto-text-indent="false"/>
    </style:style>
    <style:style style:name="P33" style:family="paragraph" style:parent-style-name="Standard" style:list-style-name="WWNum10">
      <style:paragraph-properties fo:margin-left="0.2602in" fo:margin-right="0in" fo:line-height="100%" fo:orphans="0" fo:widows="0" fo:text-indent="-0.25in" style:auto-text-indent="false"/>
    </style:style>
    <style:style style:name="P34" style:family="paragraph" style:parent-style-name="Standard" style:list-style-name="WWNum13">
      <style:paragraph-properties fo:margin-left="0.2953in" fo:margin-right="0in" fo:text-indent="-0.2953in" style:auto-text-indent="false"/>
    </style:style>
    <style:style style:name="P35" style:family="paragraph" style:parent-style-name="Standard" style:list-style-name="WWNum5">
      <style:paragraph-properties fo:margin-left="0.2953in" fo:margin-right="0in" fo:text-indent="-0.2953in" style:auto-text-indent="false"/>
    </style:style>
    <style:style style:name="P36" style:family="paragraph" style:parent-style-name="Standard" style:list-style-name="WWNum12">
      <style:paragraph-properties fo:margin-left="0.2953in" fo:margin-right="0in" fo:orphans="0" fo:widows="0" fo:text-indent="-0.2953in" style:auto-text-indent="false"/>
    </style:style>
    <style:style style:name="P37" style:family="paragraph" style:parent-style-name="Standard" style:list-style-name="WWNum4">
      <style:paragraph-properties fo:margin-left="0.2953in" fo:margin-right="0in" fo:orphans="0" fo:widows="0" fo:text-indent="-0.2953in" style:auto-text-indent="false"/>
    </style:style>
    <style:style style:name="P38" style:family="paragraph" style:parent-style-name="Standard" style:list-style-name="WWNum7">
      <style:paragraph-properties fo:margin-left="0.2953in" fo:margin-right="0in" fo:text-indent="-0.2953in" style:auto-text-indent="false"/>
    </style:style>
    <style:style style:name="P39" style:family="paragraph" style:parent-style-name="Standard">
      <style:paragraph-properties fo:margin-left="0.5in" fo:margin-right="0in" fo:orphans="0" fo:widows="0" fo:text-indent="0in" style:auto-text-indent="false" fo:break-before="auto" fo:break-after="auto"/>
      <style:text-properties fo:background-color="#ffffff"/>
    </style:style>
    <style:style style:name="P40" style:family="paragraph" style:parent-style-name="Standard">
      <style:paragraph-properties fo:margin-left="0.5in" fo:margin-right="0in" fo:line-height="100%" fo:orphans="0" fo:widows="0" fo:text-indent="0in" style:auto-text-indent="false"/>
      <style:text-properties fo:background-color="#ffffff"/>
    </style:style>
    <style:style style:name="P41" style:family="paragraph" style:parent-style-name="Standard" style:list-style-name="WWNum9">
      <style:paragraph-properties fo:margin-left="0.2398in" fo:margin-right="0in" fo:text-align="justify" style:justify-single-word="false" fo:text-indent="-0.198in" style:auto-text-indent="false"/>
    </style:style>
    <style:style style:name="P42" style:family="paragraph" style:parent-style-name="Standard" style:master-page-name="Standard">
      <style:paragraph-properties style:page-number="1" fo:break-before="auto" fo:break-after="auto"/>
    </style:style>
    <style:style style:name="P43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fo:background-color="#d9d9d9" loext:char-shading-value="0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fo:background-color="#ffffff"/>
    </style:style>
    <style:style style:name="T4" style:family="text">
      <style:text-properties fo:background-color="#ffffff"/>
    </style:style>
    <style:style style:name="T5" style:family="text">
      <style:text-properties style:text-underline-style="none" fo:background-color="#ffffff"/>
    </style:style>
    <style:style style:name="T6" style:family="text">
      <style:text-properties fo:color="#1155cc" style:text-underline-style="solid" style:text-underline-width="auto" style:text-underline-color="font-color" fo:background-color="#ffffff"/>
    </style:style>
    <style:style style:name="T7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8" style:family="text">
      <style:text-properties fo:color="#31849b" fo:font-weight="bold" style:font-weight-asian="bold"/>
    </style:style>
    <style:style style:name="T9" style:family="text">
      <style:text-properties fo:color="#31849b" fo:background-color="#ffffff"/>
    </style:style>
    <style:style style:name="T10" style:family="text">
      <style:text-properties fo:font-style="italic" fo:font-weight="bold" style:font-style-asian="italic" style:font-weight-asian="bold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text:span text:style-name="T1">SUMMARY OF QUALIFICATION:</text:span></text:p>
          </table:table-cell>
        </table:table-row>
      </table:table>
      <text:p text:style-name="P13"/>
      <text:p text:style-name="P12"><text:span text:style-name="T4">As a Security Analyst and Penetration Tester, I have a background in Full-Stack Ruby development and a passion for ethical hacking. Throughout my 17-year IT career, I have dedicated over ten years to web development. More recently, I have focused on expanding my expertise in penetration testing, red-teaming, and digital forensics to transition to a career in Cyber Security.</text:span></text:p>
      <text:p text:style-name="P13"/>
      <text:p text:style-name="P12"><text:span text:style-name="T4">During my 9-year tenure at a large Shared and Cloud Hosting company, I worked in various departments and positions, gaining extensive experience in troubleshooting, debugging, and fixing code written by other developers and detecting and resolving security flaws and bugs. Following that, I spent another five years working as a Full-Stack Ruby Developer for multiple US and European companies. I also designed and developed intentionally vulnerable applications for CTF hacking games, providing a platform for security enthusiasts to practice and enhance their skills.</text:span></text:p>
      <text:p text:style-name="P15"/>
      <text:p text:style-name="P14"><text:span text:style-name="T4">In addition to the above, my previous experience includes:</text:span></text:p>
      <text:p text:style-name="P15"/>
      <text:list xml:id="list3550660615" text:style-name="WWNum1">
        <text:list-item>
          <text:p text:style-name="P24"><text:span text:style-name="T4">Web and Mobile Application Security Assessments.</text:span></text:p>
        </text:list-item>
        <text:list-item>
          <text:p text:style-name="P24"><text:span text:style-name="T4">AWS, EKS, and Kubernetes Security Audits.</text:span></text:p>
        </text:list-item>
        <text:list-item>
          <text:p text:style-name="P27"><text:span text:style-name="T4">macOS and Windows Digital Forensics.</text:span></text:p>
        </text:list-item>
        <text:list-item>
          <text:p text:style-name="P27"><text:span text:style-name="T4">writing tools and scripts using Python, Ruby, Bash, Go, C#, C++</text:span></text:p>
        </text:list-item>
      </text:list>
      <text:list xml:id="list3440175753" text:style-name="WWNum8">
        <text:list-item>
          <text:p text:style-name="P25">Work in the core team of NoNameCon 2021 - the practical cybersecurity conference.</text:p>
        </text:list-item>
        <text:list-item>
          <text:p text:style-name="P25">Preparing tasks and participating in various CTF security games as a game master.</text:p>
        </text:list-item>
        <text:list-item>
          <text:p text:style-name="P25">Work with legacy code, debugging, refactoring and optimizing web-applications.</text:p>
        </text:list-item>
        <text:list-item>
          <text:p text:style-name="P25">Work as a Team Lead within 4 projects at a time leading both local and remote team members. Mentoring and supervising junior and middle ruby/js developers. </text:p>
        </text:list-item>
        <text:list-item>
          <text:p text:style-name="P25">Mentoring tech support agents and supervisors for a cloud hosting company.</text:p>
        </text:list-item>
      </text:list>
      <text:p text:style-name="P1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1">PERSONAL INFORMATION:</text:span></text:p>
          </table:table-cell>
        </table:table-row>
      </table:table>
      <text:p text:style-name="P9"/>
      <text:p text:style-name="P8"><text:span text:style-name="T3">Languages:<text:tab/></text:span><text:span text:style-name="T4">English – upper-intermediate level. Ukrainian – native.</text:span></text:p>
      <text:p text:style-name="P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EDUCATION</text:span></text:p>
          </table:table-cell>
        </table:table-row>
      </table:table>
      <text:p text:style-name="P9"/>
      <text:p text:style-name="P8"><text:soft-page-break/><text:span text:style-name="T3">Zaporizhzhya National University of Ukraine</text:span></text:p>
      <text:p text:style-name="P12"><text:span text:style-name="T4">Specialty: <text:tab/>Economic Cybernetics;</text:span></text:p>
      <text:p text:style-name="P12"><text:span text:style-name="T4">Degree: <text:s text:c="9"/>Mathematician, Economist. Bachelor Degree ‘07</text:span></text:p>
      <text:p text:style-name="P15"/>
      <text:p text:style-name="P1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Standard"><text:span text:style-name="T1">SUMMARY OF EXPERIENCE:</text:span></text:p>
          </table:table-cell>
        </table:table-row>
      </table:table>
      <text:p text:style-name="P5"><text:span text:style-name="T4">LinkedIn: </text:span><text:a xlink:type="simple" xlink:href="https://linkedin.com/in/rrott" text:style-name="ListLabel_20_118" text:visited-style-name="ListLabel_20_118"><text:span text:style-name="T6">https://linkedin.com/in/rrott</text:span></text:a><text:span text:style-name="T4"> <text:s/>GitHub: </text:span><text:a xlink:type="simple" xlink:href="https://github.com/rrott" text:style-name="ListLabel_20_118" text:visited-style-name="ListLabel_20_118"><text:span text:style-name="T6">https://github.com/rrott</text:span></text:a><text:span text:style-name="T4"> <text:s/>Portfolio: </text:span><text:a xlink:type="simple" xlink:href="https://rrott.com" text:style-name="ListLabel_20_118" text:visited-style-name="ListLabel_20_118"><text:span text:style-name="T6">https://rrott.com</text:span></text:a></text:p>
      <text:p text:style-name="P5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7"><text:span text:style-name="T8">Company:</text:span></text:p>
          </table:table-cell>
          <table:table-cell table:style-name="Table5.B1" office:value-type="string">
            <text:p text:style-name="P28"><text:span text:style-name="T2">Berezha Security Group <text:s text:c="4"/></text:span><text:span text:style-name="T10"><text:s text:c="28"/></text:span><text:span text:style-name="T2">Nov 2019 – Present</text:span></text:p>
          </table:table-cell>
        </table:table-row>
        <table:table-row table:style-name="Table5.1">
          <table:table-cell table:style-name="Table5.A2" office:value-type="string">
            <text:p text:style-name="P28"><text:span text:style-name="T8">Roles:</text:span></text:p>
          </table:table-cell>
          <table:table-cell table:style-name="Table5.B2" office:value-type="string">
            <text:p text:style-name="Standard"><text:a xlink:type="simple" xlink:href="https://bsg.tech/about-bsg/" text:style-name="ListLabel_20_119" text:visited-style-name="ListLabel_20_119"><text:span text:style-name="T7">https://bsg.tech</text:span></text:a></text:p>
            <text:p text:style-name="Standard">BSG is a cybersecurity firm focused on application security, penetration testing, information security consulting, and professional training.</text:p>
            <text:p text:style-name="Standard"/>
          </table:table-cell>
        </table:table-row>
        <table:table-row table:style-name="Table5.1">
          <table:table-cell table:style-name="Table5.A3" office:value-type="string">
            <text:p text:style-name="P4"><text:span text:style-name="T3">Security Analyst and Penetration Tester</text:span></text:p>
            <text:p text:style-name="P2"/>
          </table:table-cell>
          <table:table-cell table:style-name="Table5.B3" office:value-type="string">
            <text:list xml:id="list302921603" text:style-name="WWNum3">
              <text:list-item>
                <text:p text:style-name="P30"><text:span text:style-name="T4">Web and Mobile Application Security Assessments.</text:span></text:p>
              </text:list-item>
              <text:list-item>
                <text:p text:style-name="P30"><text:span text:style-name="T4">Cloud and Kubernetes Security Audits.</text:span></text:p>
              </text:list-item>
              <text:list-item>
                <text:p text:style-name="P30"><text:span text:style-name="T4">macOS and Windows Digital Forensics.</text:span></text:p>
              </text:list-item>
              <text:list-item>
                <text:p text:style-name="P30"><text:span text:style-name="T4">Participated in the Threat Modeling sessions with Threat Dragon and Elevation of Privilege.</text:span></text:p>
              </text:list-item>
              <text:list-item>
                <text:p text:style-name="P30"><text:span text:style-name="T4">Developed an internal platform that simplifies penetration tests, automates report generation, and integrates external data sources. Implemented the whole architecture in AWS.</text:span></text:p>
              </text:list-item>
            </text:list>
            <text:p text:style-name="P22"/>
          </table:table-cell>
        </table:table-row>
        <table:table-row table:style-name="Table5.1">
          <table:table-cell table:style-name="Table5.A1" office:value-type="string">
            <text:p text:style-name="P28"><text:span text:style-name="T8">Company:</text:span></text:p>
          </table:table-cell>
          <table:table-cell table:style-name="Table5.B1" office:value-type="string">
            <text:p text:style-name="P28"><text:span text:style-name="T2">CoinLoan <text:s text:c="54"/>May 2021 - Nov 2021</text:span></text:p>
          </table:table-cell>
        </table:table-row>
        <table:table-row table:style-name="Table5.1">
          <table:table-cell table:style-name="Table5.A2" office:value-type="string">
            <text:p text:style-name="P28"><text:span text:style-name="T8">Roles:</text:span></text:p>
          </table:table-cell>
          <table:table-cell table:style-name="Table5.B2" office:value-type="string">
            <text:p text:style-name="Standard"><text:a xlink:type="simple" xlink:href="https://coinloan.io/" text:style-name="ListLabel_20_119" text:visited-style-name="ListLabel_20_119"><text:span text:style-name="T7">https://coinloan.io/</text:span></text:a></text:p>
            <text:p text:style-name="Standard">Crypto Platform to manage cryptocurrencies, stablecoins, and fiat.</text:p>
          </table:table-cell>
        </table:table-row>
        <table:table-row table:style-name="Table5.1">
          <table:table-cell table:style-name="Table5.A6" office:value-type="string">
            <text:p text:style-name="Standard"><text:span text:style-name="T3">Security Engineer</text:span></text:p>
          </table:table-cell>
          <table:table-cell table:style-name="Table5.B6" office:value-type="string">
            <text:list xml:id="list3365178365" text:style-name="WWNum13">
              <text:list-item>
                <text:p text:style-name="P34"><text:span text:style-name="T4">Was working on preparing the company for a SOC 2 audit.</text:span></text:p>
              </text:list-item>
              <text:list-item>
                <text:p text:style-name="P34"><text:span text:style-name="T4">Conducted regular Vulnerability Scans. Configured CI/CD and developed automated tools for scanning source code, docker containers, and internal infrastructure.</text:span></text:p>
              </text:list-item>
              <text:list-item>
                <text:p text:style-name="P34"><text:span text:style-name="T4">Provided internal Cloud(AWS), Web and Mobile Application pentests.</text:span></text:p>
              </text:list-item>
            </text:list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7"><text:span text:style-name="T8">Company:</text:span></text:p>
          </table:table-cell>
          <table:table-cell table:style-name="Table5.B1" office:value-type="string">
            <text:p text:style-name="P28"><text:span text:style-name="T2">Cater2.me <text:s text:c="54"/>Oct 2017 – Feb 2021</text:span></text:p>
          </table:table-cell>
        </table:table-row>
        <table:table-row table:style-name="Table5.1">
          <table:table-cell table:style-name="Table5.A2" office:value-type="string">
            <text:p text:style-name="P28"><text:span text:style-name="T8">Project/Roles:</text:span></text:p>
          </table:table-cell>
          <table:table-cell table:style-name="Table5.B2" office:value-type="string">
            <text:p text:style-name="Standard"><text:a xlink:type="simple" xlink:href="https://cater2.me" text:style-name="ListLabel_20_119" text:visited-style-name="ListLabel_20_119"><text:span text:style-name="T7">Cater2.me</text:span></text:a></text:p>
            <text:p text:style-name="Standard">An US catering company</text:p>
          </table:table-cell>
        </table:table-row>
        <table:table-row table:style-name="Table5.1">
          <table:table-cell table:style-name="Table5.A9" office:value-type="string">
            <text:p text:style-name="Standard"><text:span text:style-name="T3">Full-stack developer</text:span></text:p>
          </table:table-cell>
          <table:table-cell table:style-name="Table5.B9" office:value-type="string">
            <text:list xml:id="list4243483427" text:style-name="WWNum5">
              <text:list-item>
                <text:p text:style-name="P35"><text:span text:style-name="T4">Conducted internal penetration tests, including both black-box and white-box testing. Communicated with the QAs to explain the identified bugs and provided them with the necessary guidance on how to integrate Burp Suite into their current QA testing workflow.</text:span></text:p>
              </text:list-item>
              <text:list-item>
                <text:p text:style-name="P35"><text:span text:style-name="T4">Maintained website and admin console.</text:span></text:p>
              </text:list-item>
              <text:list-item>
                <text:p text:style-name="P35"><text:span text:style-name="T4">As a part of a distributed team developed several internal applications, applications for clients, vendors and operators.</text:span></text:p>
              </text:list-item>
            </text:list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8"><text:span text:style-name="T8">Company:</text:span></text:p>
          </table:table-cell>
          <table:table-cell table:style-name="Table5.B1" office:value-type="string">
            <text:p text:style-name="P28"><text:span text:style-name="T2">Sphere Software</text:span>(outsourcing company)<text:span text:style-name="T2"> <text:s text:c="7"/>Mar 2016 – Oct 2017</text:span></text:p>
          </table:table-cell>
        </table:table-row>
        <table:table-row table:style-name="Table5.1">
          <table:table-cell table:style-name="Table5.A2" office:value-type="string">
            <text:p text:style-name="P29"><text:span text:style-name="T8">Project:</text:span></text:p>
          </table:table-cell>
          <table:table-cell table:style-name="Table5.B2" office:value-type="string">
            <text:p text:style-name="Standard"><text:a xlink:type="simple" xlink:href="https://groupon.com" text:style-name="ListLabel_20_119" text:visited-style-name="ListLabel_20_119"><text:span text:style-name="T7">Groupon</text:span></text:a> - US global e-commerce marketplace connecting subscribers with local merchants </text:p>
          </table:table-cell>
        </table:table-row>
        <table:table-row table:style-name="Table5.1">
          <table:table-cell table:style-name="Table5.A12" office:value-type="string">
            <text:p text:style-name="P6"><text:span text:style-name="T3">Back-end developer</text:span></text:p>
          </table:table-cell>
          <table:table-cell table:style-name="Table5.B12" office:value-type="string">
            <text:list xml:id="list3169338" text:style-name="WWNum7">
              <text:list-item>
                <text:p text:style-name="P38"><text:span text:style-name="T4">Worked as a part of a big distributed team, implementing back-end entities and business logic for Groupon’s notification engine that handled SMS communication for Online Booking. </text:span></text:p>
              </text:list-item>
            </text:list>
            <text:p text:style-name="P19"/>
          </table:table-cell>
        </table:table-row>
        <table:table-row table:style-name="Table5.1">
          <table:table-cell table:style-name="Table5.A2" office:value-type="string">
            <text:p text:style-name="P29"><text:span text:style-name="T8">Project:</text:span></text:p>
          </table:table-cell>
          <table:table-cell table:style-name="Table5.B2" office:value-type="string">
            <text:p text:style-name="Standard"><text:a xlink:type="simple" xlink:href="https://chairlift.io" text:style-name="ListLabel_20_119" text:visited-style-name="ListLabel_20_119"><text:span text:style-name="T7">Chairlift Expense</text:span></text:a> - internal project for handling company's expenses</text:p>
            <text:p text:style-name="Standard"/>
          </table:table-cell>
        </table:table-row>
        <table:table-row table:style-name="Table5.1">
          <table:table-cell table:style-name="Table5.A14" office:value-type="string">
            <text:p text:style-name="P4"><text:span text:style-name="T3">Team Lead,</text:span></text:p>
            <text:p text:style-name="P7"><text:span text:style-name="T3">Full-stack developer</text:span></text:p>
          </table:table-cell>
          <table:table-cell table:style-name="Table5.B14" office:value-type="string">
            <text:list xml:id="list99394586" text:style-name="WWNum4">
              <text:list-item>
                <text:p text:style-name="P37"><text:span text:style-name="T4">Held planning sessions and architecture discussions. </text:span></text:p>
              </text:list-item>
              <text:list-item>
                <text:p text:style-name="P37"><text:span text:style-name="T4">Worked on estimating and allocating resources, writing stories, decision-making and negotiating, communicating with the project owner, and providing code reviews.</text:span></text:p>
              </text:list-item>
            </text:list>
            <text:p text:style-name="P20"/>
          </table:table-cell>
        </table:table-row>
        <table:table-row table:style-name="Table5.1">
          <table:table-cell table:style-name="Table5.A2" office:value-type="string">
            <text:p text:style-name="P29"><text:span text:style-name="T8">Project:</text:span></text:p>
          </table:table-cell>
          <table:table-cell table:style-name="Table5.B15" office:value-type="string">
            <text:p text:style-name="Standard"><text:a xlink:type="simple" xlink:href="https://dabble.co" text:style-name="ListLabel_20_119" text:visited-style-name="ListLabel_20_119"><text:span text:style-name="T7">Dabble</text:span></text:a> - Curated platform to discover and share skills</text:p>
          </table:table-cell>
        </table:table-row>
        <table:table-row table:style-name="Table5.1">
          <table:table-cell table:style-name="Table5.A16" office:value-type="string">
            <text:p text:style-name="P4"><text:span text:style-name="T3">Full-stack developer</text:span></text:p>
          </table:table-cell>
          <table:table-cell table:style-name="Table5.B16" office:value-type="string">
            <text:list xml:id="list2439858704" text:style-name="WWNum12">
              <text:list-item>
                <text:p text:style-name="P36"><text:span text:style-name="T4">Re-implemented SSO(Single sign-on) service. </text:span></text:p>
              </text:list-item>
              <text:list-item>
                <text:p text:style-name="P36"><text:span text:style-name="T4">Worked on both front-end and back-end parts.</text:span></text:p>
              </text:list-item>
            </text:list>
            <text:p text:style-name="P40"/>
          </table:table-cell>
        </table:table-row>
        <table:table-row table:style-name="Table5.1">
          <table:table-cell table:style-name="Table5.A2" office:value-type="string">
            <text:p text:style-name="P29"><text:span text:style-name="T8">Project:</text:span></text:p>
          </table:table-cell>
          <table:table-cell table:style-name="Table5.B15" office:value-type="string">
            <text:p text:style-name="Standard"><text:a xlink:type="simple" xlink:href="https://www.enova.com/" text:style-name="ListLabel_20_119" text:visited-style-name="ListLabel_20_119"><text:span text:style-name="T7">Enova</text:span></text:a> - financial technology company that provides online financial services through the AI and machine learning-powered platform.</text:p>
          </table:table-cell>
        </table:table-row>
        <table:table-row table:style-name="Table5.1">
          <table:table-cell table:style-name="Table5.A18" office:value-type="string">
            <text:p text:style-name="P7"><text:span text:style-name="T3">Team Lead,</text:span></text:p>
            <text:p text:style-name="P7"><text:span text:style-name="T3">Full-stack developer </text:span></text:p>
          </table:table-cell>
          <table:table-cell table:style-name="Table5.B18" office:value-type="string">
            <text:list xml:id="list2496986011" text:style-name="WWNum2">
              <text:list-item>
                <text:p text:style-name="P31"><text:span text:style-name="T4">Worked on a large enterprise project in the financial sphere, led the local team, estimated and allocated resources. </text:span></text:p>
              </text:list-item>
              <text:list-item>
                <text:p text:style-name="P31"><text:span text:style-name="T4">Held code reviews, refactored/rewrote legacy code. </text:span></text:p>
              </text:list-item>
            </text:list>
            <text:p text:style-name="P21"/>
          </table:table-cell>
        </table:table-row>
        <table:table-row table:style-name="Table5.1">
          <table:table-cell table:style-name="Table5.A1" office:value-type="string">
            <text:p text:style-name="P18"><text:span text:style-name="T8">Company:</text:span></text:p>
          </table:table-cell>
          <table:table-cell table:style-name="Table5.B1" office:value-type="string">
            <text:p text:style-name="P28"><text:span text:style-name="T2">Ecommerce LLC <text:s text:c="43"/>Sep 2006 – Oct 2015</text:span></text:p>
          </table:table-cell>
        </table:table-row>
        <table:table-row table:style-name="Table5.1">
          <table:table-cell table:style-name="Table5.A2" office:value-type="string">
            <text:p text:style-name="P29"><text:span text:style-name="T8">Project/Roles:</text:span></text:p>
          </table:table-cell>
          <table:table-cell table:style-name="Table5.B15" office:value-type="string">
            <text:p text:style-name="Standard"><text:a xlink:type="simple" xlink:href="https://www.cloudbyix.com/" text:style-name="ListLabel_20_119" text:visited-style-name="ListLabel_20_119"><text:span text:style-name="T7">CloudByIX.com</text:span></text:a> - Cloud hosting platform</text:p>
          </table:table-cell>
        </table:table-row>
        <table:table-row table:style-name="Table5.1">
          <table:table-cell table:style-name="Table5.A21" office:value-type="string">
            <text:p text:style-name="P7"><text:span text:style-name="T4">IT department</text:span></text:p>
            <text:p text:style-name="P7"><text:span text:style-name="T4">(Sept 2012 - Oct 2015)</text:span></text:p>
            <text:p text:style-name="P1"/>
            <text:p text:style-name="P7"><text:span text:style-name="T3">- Team Lead </text:span></text:p>
            <text:p text:style-name="P7"><text:span text:style-name="T3">- Middle developer</text:span></text:p>
            <text:p text:style-name="P7"><text:span text:style-name="T3">- Junior developer</text:span></text:p>
            <text:p text:style-name="P3"/>
          </table:table-cell>
          <table:table-cell table:style-name="Table5.B21" office:value-type="string">
            <text:list xml:id="list760975296" text:style-name="WWNum9">
              <text:list-item>
                <text:p text:style-name="P41">Provided several internal penetration tests, held lectures and workshops about cybersecurity best practices. </text:p>
              </text:list-item>
              <text:list-item>
                <text:p text:style-name="P41">Initiated opening companies own public Bug Bounty program.</text:p>
              </text:list-item>
              <text:list-item>
                <text:p text:style-name="P41">Supervised the whole life cycle of 4 projects, starting from initial proposal and requirements gathering, finishing execution and release planning.</text:p>
              </text:list-item>
              <text:list-item>
                <text:p text:style-name="P41">Mentored and supervised the UI Team of 5 developers.</text:p>
              </text:list-item>
              <text:list-item>
                <text:p text:style-name="P41">Developed OpenSource libraries. Maintained internal ruby gems.</text:p>
              </text:list-item>
            </text:list>
            <text:p text:style-name="P23"/>
          </table:table-cell>
        </table:table-row>
        <table:table-row table:style-name="Table5.1">
          <table:table-cell table:style-name="Table5.A2" office:value-type="string">
            <text:p text:style-name="P29"><text:span text:style-name="T8">Projects:</text:span></text:p>
          </table:table-cell>
          <table:table-cell table:style-name="Table5.B15" office:value-type="string">
            <text:p text:style-name="Standard"><text:a xlink:type="simple" xlink:href="https://ixwebhosting.com" text:style-name="ListLabel_20_119" text:visited-style-name="ListLabel_20_119"><text:span text:style-name="T7">IxWebhosting.com</text:span></text:a> <text:s/><text:a xlink:type="simple" xlink:href="https://hostexcellence.com" text:style-name="ListLabel_20_119" text:visited-style-name="ListLabel_20_119"><text:span text:style-name="T7">HostExcellence.com</text:span></text:a></text:p>
            <text:p text:style-name="Standard">Shared and Cloud web hosting services.</text:p>
          </table:table-cell>
        </table:table-row>
        <table:table-row table:style-name="Table5.1">
          <table:table-cell table:style-name="Table5.A23" office:value-type="string">
            <text:p text:style-name="P7"><text:span text:style-name="T4">Tech Support.</text:span></text:p>
            <text:p text:style-name="P4"><text:span text:style-name="T4">(Sept 2006 - Sept 2012)</text:span></text:p>
            <text:p text:style-name="P1"/>
            <text:p text:style-name="P7"><text:span text:style-name="T3">- Assistant Technical Manager</text:span></text:p>
            <text:p text:style-name="P7"><text:span text:style-name="T3">- Supervisor</text:span></text:p>
            <text:p text:style-name="P7"><text:span text:style-name="T3">- Tech Support Agent</text:span></text:p>
          </table:table-cell>
          <table:table-cell table:style-name="Table5.B23" office:value-type="string">
            <text:list xml:id="list833272167" text:style-name="WWNum11">
              <text:list-item>
                <text:p text:style-name="P32"><text:span text:style-name="T4">Mentored and led 1-2 new supervisors each year, taught more than 50 tech support agents.</text:span></text:p>
              </text:list-item>
            </text:list>
            <text:list xml:id="list3061733869" text:style-name="WWNum10">
              <text:list-item>
                <text:p text:style-name="P33"><text:span text:style-name="T4">Interacted with ~50 customers each day, improving their experience by fixing their websites and providing technical support.</text:span></text:p>
              </text:list-item>
              <text:list-item>
                <text:p text:style-name="P33"><text:span text:style-name="T4">Rewrote the onboarding process for newbies in the tech support department. Implemented internal education workflows, policies and wiki system.</text:span></text:p>
              </text:list-item>
            </text:list>
            <text:p text:style-name="P21"/>
          </table:table-cell>
        </table:table-row>
      </table:table>
      <text:p text:style-name="P9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1">VOLUNTEERISM</text:span></text:p>
          </table:table-cell>
        </table:table-row>
      </table:table>
      <text:p text:style-name="P39"/>
      <text:list xml:id="list3796771707" text:style-name="WWNum6">
        <text:list-item>
          <text:p text:style-name="P26"><text:span text:style-name="T4">I am a member of NoNameCon 2021 core team - the Ukrainian community-built practical cybersecurity conference.</text:span></text:p>
        </text:list-item>
        <text:list-item>
          <text:p text:style-name="P26"><text:span text:style-name="T4">My interest in ethical hacking has resulted in dozens of found and reported security issues in such services as rubygems.org, ZeroMail, tagged.com, opening CVE-2022-25854</text:span></text:p>
        </text:list-item>
        <text:list-item>
          <text:p text:style-name="P26"><text:span text:style-name="T4">I took part in a CTF as a Game Master and designed several vulnerable applications for UISGCon #10, #11, #12 (2014-2016) and “NoNameCon 2018” cybersecurity conferences.</text:span></text:p>
        </text:list-item>
        <text:list-item>
          <text:p text:style-name="P26"><text:span text:style-name="T4">I was a team member of the UA30CTF Ukrainian student cybersecurity CTF competition held by SSSCIP, The State Service for Special Communications and Information Protection of Ukraine.</text:span></text:p>
        </text:list-item>
        <text:list-item>
          <text:p text:style-name="P26"><text:span text:style-name="T4">Prepared a CTF game for «HackIT-2015» - the Cybersecurity Olympiad and International forum «Cybersecurity: Ukraine and the world»</text:span></text:p>
        </text:list-item>
        <text:list-item>
          <text:p text:style-name="P26"><text:span text:style-name="T4">Created websites and time tracking app for the “OWASP Ukraine 2019” and “NoNameCon 2019” conferences.</text:span></text:p>
        </text:list-item>
        <text:list-item>
          <text:p text:style-name="P26"><text:span text:style-name="T4">Held “Ruby for pentesters” presentation on the very first OWASP Kyiv Chapter meetup and <text:s/>on the 11th Ruby Meditation meetup.</text:span></text:p>
        </text:list-item>
        <text:list-item>
          <text:p text:style-name="P26"><text:span text:style-name="T4">Had a “Ruby Security Tips” talk on the OWASP Kyiv Chapter meetup.</text:span></text:p>
        </text:list-item>
        <text:list-item>
          <text:p text:style-name="P26"><text:span text:style-name="T4">Partnered with 4 friends of mine to plan and execute several Front-End Meetups and the very first Hackathon in Zaporizhzhya city.</text:span></text:p>
        </text:list-item>
        <text:list-item>
          <text:p text:style-name="P26"><text:span text:style-name="T4">Contributed to open-source projects, e.g.: react-toolbox gitlab-ce phony site_prism.vc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style:text-underline-style="solid" style:text-underline-width="auto" style:text-underline-color="font-color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9" style:display-name="ListLabel 11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ListLabel_20_120" style:display-name="ListLabel 120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  <style:text-properties fo:font-size="14pt" fo:font-weight="bold" style:font-size-asian="14pt" style:font-weight-asian="bold" style:font-size-complex="14pt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 style:parent-style-name="Standard">
      <style:paragraph-properties fo:text-align="justify" style:justify-single-word="false" fo:break-before="auto" fo:break-after="auto"/>
    </style:style>
    <style:style style:name="MP4" style:family="paragraph">
      <loext:graphic-properties draw:fill="solid" draw:fill-color="#a0a0a0"/>
      <style:paragraph-properties fo:text-align="center"/>
    </style:style>
    <style:style style:name="MT1" style:family="text">
      <style:text-properties fo:font-size="14pt" fo:font-weight="bold" style:font-size-asian="14pt" style:font-weight-asian="bold" style:font-size-complex="14pt"/>
    </style:style>
    <style:style style:name="MT2" style:family="text">
      <style:text-properties fo:font-weight="bold" style:font-weight-asian="bold"/>
    </style:style>
    <style:style style:name="MT3" style:family="text">
      <style:text-properties style:text-underline-style="solid" style:text-underline-width="auto" style:text-underline-color="font-color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in" fo:margin-bottom="1in" fo:margin-left="0.7917in" fo:margin-right="0.7917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Standard"><text:span text:style-name="MT1">Roman Rott<text:tab/></text:span><text:span text:style-name="MT2"><text:tab/><text:tab/><text:tab/><text:tab/><text:tab/><text:tab/><text:tab/><text:tab/><text:tab/><text:tab/></text:span><text:page-number text:select-page="current">3</text:page-number></text:p>
        <text:p text:style-name="Standard">Security Analyst and Penetration Tester, former Web-developer <text:tab/><text:tab/>Location: Kyiv, Ukraine</text:p>
        <text:p text:style-name="MP2">Contact phone(Signal): +380-50-832-7234 <text:s text:c="3"/><text:tab/> <text:s text:c="4"/><text:a xlink:type="simple" xlink:href="mailto:roman@rrott.com" text:style-name="ListLabel_20_120" text:visited-style-name="ListLabel_20_120"><text:span text:style-name="MT3">roman@rrott.com</text:span></text:a> / <text:a xlink:type="simple" xlink:href="mailto:roman.rott@owasp.org" text:style-name="ListLabel_20_120" text:visited-style-name="ListLabel_20_120"><text:span text:style-name="MT3">roman.rott@owasp.org</text:span></text:a></text:p>
        <text:p text:style-name="MP3"><draw:rect text:anchor-type="as-char" style:rel-width="100%" draw:z-index="2" draw:style-name="Mgr1" draw:text-style-name="MP4" svg:width="0.0012in" svg:height="0.0213in"><text:p/></draw:rec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3" meta:paragraph-count="113" meta:word-count="1072" meta:character-count="7656" meta:non-whitespace-character-count="6500"/>
    <meta:generator>LibreOfficeDev/6.0.5.2$Linux_X86_64 LibreOffice_project/</meta:generator>
  </office:meta>
</office:document-meta>
</file>